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DF3F560150C78968.jpg" manifest:media-type="image/jpeg"/>
  <manifest:file-entry manifest:full-path="Pictures/10000000000005140000004FCDF96A0500498FA4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weight="normal" officeooo:rsid="0000c8f9" officeooo:paragraph-rsid="0000c8f9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6" style:family="paragraph" style:parent-style-name="Standard" style:list-style-name="L1">
      <style:paragraph-properties fo:break-before="page"/>
      <style:text-properties officeooo:rsid="000321d1" officeooo:paragraph-rsid="000321d1"/>
    </style:style>
    <style:style style:name="P7" style:family="paragraph" style:parent-style-name="Standard" style:list-style-name="L1">
      <style:text-properties officeooo:rsid="000321d1" officeooo:paragraph-rsid="000321d1"/>
    </style:style>
    <style:style style:name="P8" style:family="paragraph" style:parent-style-name="Standard" style:list-style-name="L1">
      <style:text-properties officeooo:rsid="00024a10" officeooo:paragraph-rsid="0000c8f9"/>
    </style:style>
    <style:style style:name="P9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1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054170" officeooo:paragraph-rsid="00054170" style:font-weight-asian="normal" style:font-weight-complex="normal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071cbb" officeooo:paragraph-rsid="00071cbb" style:font-weight-asian="normal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088541" officeooo:paragraph-rsid="00088541" style:font-weight-asian="normal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094e97" officeooo:paragraph-rsid="00094e97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T6" style:family="text">
      <style:text-properties officeooo:rsid="00054170"/>
    </style:style>
    <style:style style:name="T7" style:family="text">
      <style:text-properties officeooo:rsid="00071c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5">Exercícios: Coloque um sumário aqui, depois adicione para o controle de versão, comite a versão e suba para a nuvem.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</text:index-body>
      </text:table-of-content>
      <text:p text:style-name="P4">Introdução <text:span text:style-name="T5">ao GIT</text:span></text:p>
      <text:p text:style-name="P3"/>
      <text:list xml:id="list2443958996" text:style-name="L1">
        <text:list-header>
          <text:p text:style-name="P6">Exercício de Fixação</text:p>
          <text:p text:style-name="P7"/>
        </text:list-header>
        <text:list-item>
          <text:p text:style-name="P8">O que é um sistema de controle de versão?</text:p>
          <text:p text:style-name="P9"><text:span text:style-name="T6">R: Os sistemas de controle de versão, são ferramentas de software que ajudam as equipes, de desenvolvimento a gerenciar as alterações, ao código fonte ao longo do tempo</text:span></text:p>
        </text:list-item>
        <text:list-item>
          <text:p text:style-name="P8">O que é GIT?</text:p>
          <text:p text:style-name="P11">R: É um sistema de gerenciamento de código, local, ou seja, você trabalha local, somente em sua máquina, ele também é conhecido como “o coração do GITHUB”.</text:p>
        </text:list-item>
        <text:list-item>
          <text:p text:style-name="P8">O que é GITHUB?</text:p>
          <text:p text:style-name="P11"><text:span text:style-name="T7">R: </text:span>É o maior repositório, de dados <text:span text:style-name="T7">compartilhado do mundo, com 28 milhões de usuários atualmente, permite a hospedagem prática de código-fonte.</text:span></text:p>
        </text:list-item>
        <text:list-item>
          <text:p text:style-name="P8">O que é <text:span text:style-name="T1">merge</text:span>?</text:p>
          <text:p text:style-name="P12">R: mesclagem é o jeito do git de unificar um histórico bifurcado; O comando git merge <text:s/>permite que você pegue as linhas de desenvolvimento independente.</text:p>
        </text:list-item>
        <text:list-item>
          <text:p text:style-name="P8">O que é <text:span text:style-name="T2">branch</text:span>?</text:p>
          <text:p text:style-name="P12">R: O comando git branch permite criar, listar, renomear e excluir ramificações.</text:p>
        </text:list-item>
        <text:list-item>
          <text:p text:style-name="P8"><text:span text:style-name="T3">Qual a diferença de Master Branch e Feature Branch</text:span>?</text:p>
          <text:p text:style-name="P12">R: A Master Branch é a central do código ou seja o código fonte e o Feature Branch, são as ramificações deste projeto que irão se juntar. </text:p>
        </text:list-item>
        <text:list-item>
          <text:p text:style-name="P8"><text:span text:style-name="T3">Qua</text:span><text:span text:style-name="T4">is os principais comandos do GIT?</text:span></text:p>
          <text:p text:style-name="P13">R: 1º git init = serve para inicializar </text:p>
          <text:p text:style-name="P13">2º git add . = adicionar para controle de versão</text:p>
          <text:p text:style-name="P13">3º git commit -m = para criar a mensagem em frente do novo arquivo em nuvem</text:p>
          <text:p text:style-name="P13">4º git push = para mandar o arquivo para nuvem </text:p>
          <text:p text:style-name="P13">5º git push -u= quando usar a primeira vez o push</text:p>
          <text:p text:style-name="P13">6º git branch -M main= para mudar a extensão do arquivo de “main” para “master”</text:p>
          <text:p text:style-name="P14">7º git remote add origin= ligar repositorio local com remoto</text:p>
        </text:list-item>
      </text:list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DF3F560150C78968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CDF96A0500498FA4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21:42:53.772000000</meta:creation-date>
    <meta:editing-duration>PT6M26S</meta:editing-duration>
    <meta:editing-cycles>2</meta:editing-cycles>
    <meta:generator>LibreOffice/7.2.5.2$Windows_X86_64 LibreOffice_project/499f9727c189e6ef3471021d6132d4c694f357e5</meta:generator>
    <dc:date>2022-08-02T22:22:54.335000000</dc:date>
    <meta:document-statistic meta:table-count="0" meta:image-count="2" meta:object-count="0" meta:page-count="4" meta:paragraph-count="31" meta:word-count="320" meta:character-count="1753" meta:non-whitespace-character-count="1466"/>
  </office:meta>
</office:document-meta>
</file>